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/>
    <style:font-face style:name="Cambria1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2b660" officeooo:paragraph-rsid="0012b660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1pt" fo:font-weight="normal"/>
    </style:style>
    <style:style style:name="P3" style:family="paragraph" style:parent-style-name="Text_20_body" style:list-style-name="L1">
      <style:paragraph-properties fo:margin-top="0in" fo:margin-bottom="0in" style:contextual-spacing="false" fo:line-height="138%" fo:text-align="justify" style:justify-single-word="false" fo:padding="0in" fo:border="none" style:writing-mode="lr-tb"/>
      <style:text-properties fo:font-variant="normal" fo:text-transform="none" fo:color="#000000" loext:opacity="100%" style:text-line-through-style="none" style:text-line-through-type="none" style:font-name="Cambria1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text-align="justify" style:justify-single-word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Cambria1" fo:font-size="12pt" fo:font-style="normal" style:text-underline-style="none" fo:font-weight="normal" style:text-blinking="false" fo:background-color="transparen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P1">MAC Type: 802.11 </text:p>
      <text:p text:style-name="P1"/>
      <text:p text:style-name="P1">Routing Protocol: DSR </text:p>
      <text:p text:style-name="P1"/>
      <text:p text:style-name="P1">Agent Type: UDP </text:p>
      <text:p text:style-name="P1"/>
      <text:p text:style-name="P1">Application: CBR Traffic Generator <text:s/></text:p>
      <text:p text:style-name="P1"/>
      <text:p text:style-name="P1"/>
      <text:p text:style-name="P1"/>
      <text:p text:style-name="P1"/>
      <text:p text:style-name="P1">Graphs </text:p>
      <text:p text:style-name="P1"/>
      <text:p text:style-name="P1"/>
      <text:p text:style-name="P1"/>
      <text:p text:style-name="P1">Observatio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/>
    <style:font-face style:name="Cambria1" svg:font-family="Cambria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21:44:07.352798871</meta:creation-date>
    <dc:date>2023-01-29T21:47:01.048395054</dc:date>
    <meta:editing-duration>PT2M54S</meta:editing-duration>
    <meta:editing-cycles>1</meta:editing-cycles>
    <meta:document-statistic meta:table-count="0" meta:image-count="0" meta:object-count="0" meta:page-count="1" meta:paragraph-count="6" meta:word-count="15" meta:character-count="110" meta:non-whitespace-character-count="94"/>
    <meta:generator>LibreOffice/7.3.7.2$Linux_X86_64 LibreOffice_project/30$Build-2</meta:generator>
  </office:meta>
</office:document-meta>
</file>